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5.2555in"/>
    </style:style>
    <style:style style:name="co23" style:family="table-column">
      <style:table-column-properties fo:break-before="auto" style:column-width="2.1839in"/>
    </style:style>
    <style:style style:name="co24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3709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1in"/>
    </style:style>
    <style:style style:name="co15" style:family="table-column">
      <style:table-column-properties fo:break-before="auto" style:column-width="1.1354in"/>
    </style:style>
    <style:style style:name="co20" style:family="table-column">
      <style:table-column-properties fo:break-before="auto" style:column-width="1.0783in"/>
    </style:style>
    <style:style style:name="co25" style:family="table-column">
      <style:table-column-properties fo:break-before="auto" style:column-width="2.7193in"/>
    </style:style>
    <style:style style:name="co26" style:family="table-column">
      <style:table-column-properties fo:break-before="auto" style:column-width="1.6374in"/>
    </style:style>
    <style:style style:name="co27" style:family="table-column">
      <style:table-column-properties fo:break-before="auto" style:column-width="1.8437in"/>
    </style:style>
    <style:style style:name="co28" style:family="table-column">
      <style:table-column-properties fo:break-before="auto" style:column-width="2.4311in"/>
    </style:style>
    <style:style style:name="co29" style:family="table-column">
      <style:table-column-properties fo:break-before="auto" style:column-width="0.8409in"/>
    </style:style>
    <style:style style:name="co30" style:family="table-column">
      <style:table-column-properties fo:break-before="auto" style:column-width="0.6028in"/>
    </style:style>
    <style:style style:name="ro2" style:family="table-row">
      <style:table-row-properties style:row-height="0.2339in" fo:break-before="auto" style:use-optimal-row-height="true"/>
    </style:style>
    <style:style style:name="ro9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63in" fo:break-before="auto" style:use-optimal-row-height="true"/>
    </style:style>
    <style:style style:name="ro13" style:family="table-row">
      <style:table-row-properties style:row-height="0.400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4673in" fo:break-before="auto" style:use-optimal-row-height="true"/>
    </style:style>
    <style:style style:name="ro16" style:family="table-row">
      <style:table-row-properties style:row-height="0.2728in" fo:break-before="auto" style:use-optimal-row-height="true"/>
    </style:style>
    <style:style style:name="ro17" style:family="table-row">
      <style:table-row-properties style:row-height="0.7043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ver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padding="0.0417in"/>
    </style:style>
    <style:style style:name="ce73" style:family="table-cell" style:parent-style-name="Heading">
      <style:text-properties fo:color="#333366" fo:font-style="normal" style:font-style-asian="normal" style:font-style-complex="normal"/>
    </style:style>
    <style:style style:name="ce7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7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 style:data-style-name="N117">
      <style:table-cell-properties fo:padding="0.0417in"/>
    </style:style>
    <style:style style:name="ce8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8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4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9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10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10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83" style:family="table-cell" style:parent-style-name="Default">
      <style:table-cell-properties fo:padding="0.0417in" style:vertical-align="middle"/>
    </style:style>
    <style:style style:name="ce84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85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ext-properties fo:font-style="normal" style:font-style-asian="normal" style:font-style-complex="normal"/>
    </style:style>
    <style:style style:name="ce88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9" style:family="table-cell" style:parent-style-name="Result2">
      <style:table-cell-properties fo:padding="0.0417in" style:vertical-align="middle"/>
    </style:style>
    <style:style style:name="ce9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01" style:family="table-cell" style:parent-style-name="Default">
      <style:text-properties style:font-name="Arial" fo:font-size="9pt" style:font-size-asian="9pt" style:font-size-complex="9pt"/>
    </style:style>
    <style:style style:name="ce102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4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111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112" style:family="table-cell" style:parent-style-name="Document_20_Title">
      <style:text-properties style:font-name="Arial" fo:font-size="9pt" style:font-size-asian="9pt" style:font-size-complex="9pt"/>
    </style:style>
    <style:style style:name="ce113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1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order="0.0008in solid #000000"/>
    </style:style>
    <style:style style:name="ce118" style:family="table-cell" style:parent-style-name="Absent">
      <style:table-cell-properties fo:background-color="transparent"/>
      <style:text-properties style:font-name="Arial" fo:font-size="10pt" style:font-size-asian="10pt" style:font-size-complex="10pt"/>
      <style:map style:condition="cell-content()&gt;0" style:apply-style-name="Absent" style:base-cell-address="Tong_Hop_Ngay_Nghi_2013.C2"/>
    </style:style>
    <style:style style:name="ce11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1018" table:default-cell-style-name="Default"/>
        <table:table-row table:style-name="ro13">
          <table:table-cell table:style-name="ce82" office:value-type="string">
            <text:p>NUS Technology</text:p>
          </table:table-cell>
          <table:table-cell table:style-name="ce8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83" table:number-columns-repeated="1019"/>
          <table:table-cell table:number-columns-repeated="2"/>
        </table:table-row>
        <table:table-row table:style-name="ro2">
          <table:table-cell/>
          <table:table-cell table:style-name="ce83"/>
          <table:table-cell table:style-name="ce99"/>
          <table:table-cell table:style-name="ce83" table:number-columns-repeated="1019"/>
          <table:table-cell table:number-columns-repeated="2"/>
        </table:table-row>
        <table:table-row table:style-name="ro2">
          <table:table-cell/>
          <table:table-cell table:style-name="ce83" table:number-columns-repeated="1021"/>
          <table:table-cell table:number-columns-repeated="2"/>
        </table:table-row>
        <table:table-row table:style-name="ro2" table:number-rows-repeated="2">
          <table:table-cell table:style-name="ce83" table:number-columns-repeated="1022"/>
          <table:table-cell table:number-columns-repeated="2"/>
        </table:table-row>
        <table:table-row table:style-name="ro2">
          <table:table-cell table:style-name="ce83"/>
          <table:table-cell table:style-name="ce89" table:number-columns-repeated="2"/>
          <table:table-cell table:style-name="ce83" table:number-columns-repeated="1019"/>
          <table:table-cell table:number-columns-repeated="2"/>
        </table:table-row>
        <table:table-row table:style-name="ro2" table:number-rows-repeated="2">
          <table:table-cell table:style-name="ce83" table:number-columns-repeated="2"/>
          <table:table-cell/>
          <table:table-cell table:style-name="ce83" table:number-columns-repeated="1019"/>
          <table:table-cell table:number-columns-repeated="2"/>
        </table:table-row>
        <table:table-row table:style-name="ro14">
          <table:table-cell table:style-name="ce84" office:value-type="string">
            <text:p>Timekeeping Information 2013</text:p>
          </table:table-cell>
          <table:table-cell table:style-name="ce83" table:number-columns-repeated="1021"/>
          <table:table-cell table:number-columns-repeated="2"/>
        </table:table-row>
        <table:table-row table:style-name="ro2">
          <table:table-cell table:style-name="ce85" office:value-type="string">
            <text:p>Created by:</text:p>
          </table:table-cell>
          <table:table-cell table:style-name="ce90" office:value-type="string">
            <text:p>Thuy Le-Thi-Thanh</text:p>
          </table:table-cell>
          <table:table-cell table:style-name="ce87"/>
          <table:table-cell table:style-name="ce104" table:number-columns-repeated="1019"/>
          <table:table-cell table:style-name="ce101" table:number-columns-repeated="2"/>
        </table:table-row>
        <table:table-row table:style-name="ro2">
          <table:table-cell table:style-name="ce86" office:value-type="string">
            <text:p>Effective date:</text:p>
          </table:table-cell>
          <table:table-cell table:style-name="ce96" office:value-type="string">
            <text:p>N/A</text:p>
          </table:table-cell>
          <table:table-cell table:style-name="ce87"/>
          <table:table-cell table:style-name="ce104" table:number-columns-repeated="2"/>
          <table:table-cell table:style-name="ce101"/>
          <table:table-cell table:style-name="ce104" table:number-columns-repeated="1016"/>
          <table:table-cell table:style-name="ce101" table:number-columns-repeated="2"/>
        </table:table-row>
        <table:table-row table:style-name="ro2">
          <table:table-cell table:style-name="ce85" office:value-type="string">
            <text:p>Version:</text:p>
          </table:table-cell>
          <table:table-cell table:style-name="ce97" office:value-type="float" office:value="0.3">
            <text:p>0.3</text:p>
          </table:table-cell>
          <table:table-cell table:style-name="ce87"/>
          <table:table-cell table:style-name="ce104" table:number-columns-repeated="2"/>
          <table:table-cell table:style-name="ce112"/>
          <table:table-cell table:style-name="ce104" table:number-columns-repeated="1016"/>
          <table:table-cell table:style-name="ce101" table:number-columns-repeated="2"/>
        </table:table-row>
        <table:table-row table:style-name="ro2">
          <table:table-cell table:style-name="ce87" table:number-columns-repeated="3"/>
          <table:table-cell table:style-name="ce83" table:number-columns-repeated="1019"/>
          <table:table-cell table:number-columns-repeated="2"/>
        </table:table-row>
        <table:table-row table:style-name="ro2">
          <table:table-cell table:style-name="ce83"/>
          <table:table-cell table:style-name="ce40" table:number-columns-repeated="2"/>
          <table:table-cell table:style-name="ce83" table:number-columns-repeated="1019"/>
          <table:table-cell table:number-columns-repeated="2"/>
        </table:table-row>
        <table:table-row table:style-name="ro2" table:number-rows-repeated="2">
          <table:table-cell table:style-name="ce83"/>
          <table:table-cell table:style-name="ce40"/>
          <table:table-cell/>
          <table:table-cell table:style-name="ce83" table:number-columns-repeated="1019"/>
          <table:table-cell table:number-columns-repeated="2"/>
        </table:table-row>
        <table:table-row table:style-name="ro2">
          <table:table-cell table:style-name="ce83"/>
          <table:table-cell table:style-name="ce40" table:number-columns-repeated="2"/>
          <table:table-cell table:style-name="ce83" table:number-columns-repeated="2"/>
          <table:table-cell/>
          <table:table-cell table:style-name="ce83" table:number-columns-repeated="1016"/>
          <table:table-cell table:number-columns-repeated="2"/>
        </table:table-row>
        <table:table-row table:style-name="ro2" table:number-rows-repeated="2">
          <table:table-cell table:style-name="ce83"/>
          <table:table-cell table:style-name="ce40" table:number-columns-repeated="2"/>
          <table:table-cell table:style-name="ce83" table:number-columns-repeated="1019"/>
          <table:table-cell table:number-columns-repeated="2"/>
        </table:table-row>
        <table:table-row table:style-name="ro15">
          <table:table-cell table:style-name="ce83"/>
          <table:table-cell table:style-name="ce40" table:number-columns-repeated="2"/>
          <table:table-cell table:style-name="ce83"/>
          <table:table-cell/>
          <table:table-cell table:style-name="ce113" office:value-type="string">
            <text:p>Office Admin</text:p>
          </table:table-cell>
          <table:table-cell table:style-name="ce83" table:number-columns-repeated="1016"/>
          <table:table-cell table:number-columns-repeated="2"/>
        </table:table-row>
        <table:table-row table:style-name="ro2">
          <table:table-cell table:style-name="ce83"/>
          <table:table-cell table:style-name="ce40" table:number-columns-repeated="2"/>
          <table:table-cell table:style-name="ce8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00"/>
          <table:table-cell table:style-name="ce8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01"/>
          <table:table-cell table:style-name="ce111" table:number-columns-repeated="3"/>
          <table:table-cell table:style-name="ce83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40"/>
          <table:table-cell table:style-name="ce111" table:number-columns-repeated="3"/>
          <table:table-cell table:style-name="ce83" table:number-columns-repeated="1016"/>
          <table:table-cell table:number-columns-repeated="2"/>
        </table:table-row>
        <table:table-row table:style-name="ro2">
          <table:table-cell table:style-name="ce88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02"/>
          <table:table-cell table:style-name="ce111" table:number-columns-repeated="3"/>
          <table:table-cell table:style-name="ce83" table:number-columns-repeated="1016"/>
          <table:table-cell table:number-columns-repeated="2"/>
        </table:table-row>
        <table:table-row table:style-name="ro2">
          <table:table-cell table:style-name="ce83"/>
          <table:table-cell table:number-columns-repeated="2"/>
          <table:table-cell table:style-name="ce83" table:number-columns-repeated="1019"/>
          <table:table-cell table:number-columns-repeated="2"/>
        </table:table-row>
        <table:table-row table:style-name="ro2">
          <table:table-cell table:style-name="ce83"/>
          <table:table-cell table:style-name="ce98"/>
          <table:table-cell table:style-name="ce103"/>
          <table:table-cell table:style-name="ce83" table:number-columns-repeated="1019"/>
          <table:table-cell table:number-columns-repeated="2"/>
        </table:table-row>
        <table:table-row table:style-name="ro2" table:number-rows-repeated="5">
          <table:table-cell table:style-name="ce83"/>
          <table:table-cell table:style-name="ce40" table:number-columns-repeated="2"/>
          <table:table-cell table:style-name="ce83" table:number-columns-repeated="1019"/>
          <table:table-cell table:number-columns-repeated="2"/>
        </table:table-row>
        <table:table-row table:style-name="ro2" table:number-rows-repeated="6">
          <table:table-cell table:style-name="ce83"/>
          <table:table-cell table:number-columns-repeated="2"/>
          <table:table-cell table:style-name="ce83" table:number-columns-repeated="1019"/>
          <table:table-cell table:number-columns-repeated="2"/>
        </table:table-row>
        <table:table-row table:style-name="ro2" table:number-rows-repeated="65496">
          <table:table-cell table:style-name="ce83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2">
          <table:table-cell table:style-name="ce40" table:number-columns-repeated="1018"/>
          <table:table-cell table:number-columns-repeated="4"/>
        </table:table-row>
        <table:table-row table:style-name="ro9">
          <table:table-cell table:style-name="ce73" office:value-type="string">
            <text:p>Document Control</text:p>
          </table:table-cell>
          <table:table-cell table:style-name="ce40" table:number-columns-repeated="1017"/>
          <table:table-cell table:number-columns-repeated="4"/>
        </table:table-row>
        <table:table-row table:style-name="ro2"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Changed by</text:p>
          </table:table-cell>
          <table:table-cell table:style-name="ce74" office:value-type="string">
            <text:p>Date</text:p>
          </table:table-cell>
          <table:table-cell table:style-name="ce80" table:number-columns-repeated="1014"/>
          <table:table-cell table:style-name="ce81" table:number-columns-repeated="4"/>
        </table:table-row>
        <table:table-row table:style-name="ro6">
          <table:table-cell table:style-name="ce75" office:value-type="float" office:value="0.1">
            <text:p>0.1</text:p>
          </table:table-cell>
          <table:table-cell table:style-name="ce77" office:value-type="string">
            <text:p>Initiate and add content</text:p>
          </table:table-cell>
          <table:table-cell table:style-name="ce77" office:value-type="string">
            <text:p>Thuy Le-Thi-Thanh</text:p>
          </table:table-cell>
          <table:table-cell table:style-name="ce78" office:value-type="date" office:date-value="2013-07-15">
            <text:p>July 15, 2013</text:p>
          </table:table-cell>
          <table:table-cell table:style-name="ce40" table:number-columns-repeated="1014"/>
          <table:table-cell table:number-columns-repeated="4"/>
        </table:table-row>
        <table:table-row table:style-name="ro10">
          <table:table-cell table:style-name="ce75" office:value-type="float" office:value="0.2">
            <text:p>0.2</text:p>
          </table:table-cell>
          <table:table-cell table:style-name="ce77" office:value-type="string">
            <text:p>Update:</text:p>
            <text:p>- Remove LongTT</text:p>
          </table:table-cell>
          <table:table-cell table:style-name="ce77" office:value-type="string">
            <text:p>Thuy Le-Thi-Thanh</text:p>
          </table:table-cell>
          <table:table-cell table:style-name="ce78" office:value-type="date" office:date-value="2013-09-25">
            <text:p>September 25, 2013</text:p>
          </table:table-cell>
          <table:table-cell table:style-name="ce40" table:number-columns-repeated="1014"/>
          <table:table-cell table:number-columns-repeated="4"/>
        </table:table-row>
        <table:table-row table:style-name="ro10">
          <table:table-cell table:style-name="ce75" office:value-type="float" office:value="0.3">
            <text:p>0.3</text:p>
          </table:table-cell>
          <table:table-cell table:style-name="ce77" office:value-type="string">
            <text:p>Update:</text:p>
            <text:p>- Remove ThaoLT</text:p>
          </table:table-cell>
          <table:table-cell table:style-name="ce77" office:value-type="string">
            <text:p>Thuy Le-Thi-Thanh</text:p>
          </table:table-cell>
          <table:table-cell table:style-name="ce78" office:value-type="date" office:date-value="2013-12-24">
            <text:p>December 24, 2013</text:p>
          </table:table-cell>
          <table:table-cell table:style-name="ce40" table:number-columns-repeated="1014"/>
          <table:table-cell table:number-columns-repeated="4"/>
        </table:table-row>
        <table:table-row table:style-name="ro2">
          <table:table-cell table:style-name="ce75"/>
          <table:table-cell table:style-name="ce77" table:number-columns-repeated="2"/>
          <table:table-cell table:style-name="ce78"/>
          <table:table-cell table:style-name="ce40" table:number-columns-repeated="1014"/>
          <table:table-cell table:number-columns-repeated="4"/>
        </table:table-row>
        <table:table-row table:style-name="ro2">
          <table:table-cell table:style-name="ce40" table:number-columns-repeated="3"/>
          <table:table-cell table:style-name="ce79"/>
          <table:table-cell table:style-name="ce40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40" table:number-columns-repeated="1014"/>
          <table:table-cell table:number-columns-repeated="4"/>
        </table:table-row>
        <table:table-row table:style-name="ro2">
          <table:table-cell table:style-name="ce40" table:number-columns-repeated="1018"/>
          <table:table-cell table:number-columns-repeated="4"/>
        </table:table-row>
        <table:table-row table:style-name="ro2">
          <table:table-cell table:style-name="ce76"/>
          <table:table-cell table:style-name="ce40" table:number-columns-repeated="1017"/>
          <table:table-cell table:number-columns-repeated="4"/>
        </table:table-row>
        <table:table-row table:style-name="ro2">
          <table:table-cell table:style-name="ce76"/>
          <table:table-cell table:style-name="ce40" table:number-columns-repeated="2"/>
          <table:table-cell/>
          <table:table-cell table:style-name="ce40" table:number-columns-repeated="1014"/>
          <table:table-cell table:number-columns-repeated="4"/>
        </table:table-row>
        <table:table-row table:style-name="ro2">
          <table:table-cell table:style-name="ce76"/>
          <table:table-cell table:style-name="ce40" table:number-columns-repeated="1017"/>
          <table:table-cell table:number-columns-repeated="4"/>
        </table:table-row>
        <table:table-row table:style-name="ro2">
          <table:table-cell/>
          <table:table-cell table:style-name="ce40" table:number-columns-repeated="1017"/>
          <table:table-cell table:number-columns-repeated="4"/>
        </table:table-row>
        <table:table-row table:style-name="ro2" table:number-rows-repeated="11">
          <table:table-cell table:style-name="ce40" table:number-columns-repeated="1018"/>
          <table:table-cell table:number-columns-repeated="4"/>
        </table:table-row>
        <table:table-row table:style-name="ro2">
          <table:table-cell/>
          <table:table-cell table:style-name="ce40" table:number-columns-repeated="1017"/>
          <table:table-cell table:number-columns-repeated="4"/>
        </table:table-row>
        <table:table-row table:style-name="ro2" table:number-rows-repeated="65505">
          <table:table-cell table:style-name="ce40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3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visibility="collapse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7" table:number-columns-repeated="1017" table:default-cell-style-name="Default"/>
        <table:table-row table:style-name="ro16">
          <table:table-cell table:style-name="ce114" office:value-type="string">
            <text:p>Tổng hợp ngày nghỉ 2013</text:p>
          </table:table-cell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6">
          <table:table-cell table:style-name="ce114"/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7">
          <table:table-cell table:style-name="ce115" office:value-type="string">
            <text:p>No.</text:p>
          </table:table-cell>
          <table:table-cell table:style-name="ce115" office:value-type="string">
            <text:p>Name</text:p>
          </table:table-cell>
          <table:table-cell table:style-name="ce116" office:value-type="string">
            <text:p>Start Working Date In This Year</text:p>
          </table:table-cell>
          <table:table-cell table:style-name="ce116" office:value-type="string">
            <text:p>Working To</text:p>
          </table:table-cell>
          <table:table-cell table:style-name="ce116" office:value-type="string">
            <text:p>Total of Leave Days</text:p>
          </table:table-cell>
          <table:table-cell table:style-name="ce116" office:value-type="string">
            <text:p>Total of Absent</text:p>
          </table:table-cell>
          <table:table-cell table:style-name="ce116" office:value-type="string">
            <text:p>Remaining Leave Days</text:p>
          </table:table-cell>
          <table:table-cell table:style-name="ce119" table:number-columns-repeated="989"/>
          <table:table-cell table:style-name="ce120" table:number-columns-repeated="28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17" office:value-type="date" office:date-value="2013-06-24">
            <text:p>06/24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 table:formula="of:=IF(YEAR([.D4])&gt;YEAR([.C4]);12;IF(DAY([.D4])&lt;DAY(DATE(YEAR([.D4]);MONTH([.D4])+1;1)-1)/2;MONTH([.D4])-1;MONTH([.D4])))  -  IF(DAY(DATE(YEAR([.C4]);MONTH([.C4])+1;1)-1) - DAY([.C4]) + 1&lt; DAY(DATE(YEAR([.C4]);MONTH([.C4])+1;1)-1)/2;MONTH([.C4]);MONTH([.C4])-1)" office:value-type="float" office:value="6">
            <text:p>6</text:p>
          </table:table-cell>
          <table:table-cell table:style-name="ce118" table:formula="of:=SUMPRODUCT([Thong_Tin_Ngay_Nghi_201307.$B$3:.$B$9]=[.B4];[Thong_Tin_Ngay_Nghi_201307.$C$3:.$C$9]) +SUMPRODUCT([Thong_Tin_Ngay_Nghi_201308.$B$3:.$B$10]=[.B4];[Thong_Tin_Ngay_Nghi_201308.$C$3:.$C$10]) +SUMPRODUCT([Thong_Tin_Ngay_Nghi_201309.$B$3:.$B$13]=[.B4];[Thong_Tin_Ngay_Nghi_201309.$C$3:.$C$13]) +SUMPRODUCT([Thong_Tin_Ngay_Nghi_201310.$B$3:.$B$14]=[.B4];[Thong_Tin_Ngay_Nghi_201310.$C$3:.$C$14]) +SUMPRODUCT([Thong_Tin_Ngay_Nghi_201311.$B$3:.$B$15]=[.B4];[Thong_Tin_Ngay_Nghi_201311.$C$3:.$C$15]) +SUMPRODUCT([Thong_Tin_Ngay_Nghi_201312.$B$3:.$B$19]=[.B4];[Thong_Tin_Ngay_Nghi_201312.$C$3:.$C$19])" office:value-type="float" office:value="5.5">
            <text:p>5.5</text:p>
          </table:table-cell>
          <table:table-cell table:style-name="ce36" table:formula="of:=[.E4]-[.F4]" office:value-type="float" office:value="0.5">
            <text:p>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17" office:value-type="date" office:date-value="2013-06-24">
            <text:p>06/24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 table:formula="of:=IF(YEAR([.D5])&gt;YEAR([.C5]);12;IF(DAY([.D5])&lt;DAY(DATE(YEAR([.D5]);MONTH([.D5])+1;1)-1)/2;MONTH([.D5])-1;MONTH([.D5])))  -  IF(DAY(DATE(YEAR([.C5]);MONTH([.C5])+1;1)-1) - DAY([.C5]) + 1&lt; DAY(DATE(YEAR([.C5]);MONTH([.C5])+1;1)-1)/2;MONTH([.C5]);MONTH([.C5])-1)" office:value-type="float" office:value="6">
            <text:p>6</text:p>
          </table:table-cell>
          <table:table-cell table:style-name="ce118" table:formula="of:=SUMPRODUCT([Thong_Tin_Ngay_Nghi_201307.$B$3:.$B$9]=[.B5];[Thong_Tin_Ngay_Nghi_201307.$C$3:.$C$9]) +SUMPRODUCT([Thong_Tin_Ngay_Nghi_201308.$B$3:.$B$10]=[.B5];[Thong_Tin_Ngay_Nghi_201308.$C$3:.$C$10]) +SUMPRODUCT([Thong_Tin_Ngay_Nghi_201309.$B$3:.$B$13]=[.B5];[Thong_Tin_Ngay_Nghi_201309.$C$3:.$C$13]) +SUMPRODUCT([Thong_Tin_Ngay_Nghi_201310.$B$3:.$B$14]=[.B5];[Thong_Tin_Ngay_Nghi_201310.$C$3:.$C$14]) +SUMPRODUCT([Thong_Tin_Ngay_Nghi_201311.$B$3:.$B$15]=[.B5];[Thong_Tin_Ngay_Nghi_201311.$C$3:.$C$15]) +SUMPRODUCT([Thong_Tin_Ngay_Nghi_201312.$B$3:.$B$19]=[.B5];[Thong_Tin_Ngay_Nghi_201312.$C$3:.$C$19])" office:value-type="float" office:value="6.5">
            <text:p>6.5</text:p>
          </table:table-cell>
          <table:table-cell table:style-name="ce36" table:formula="of:=[.E5]-[.F5]" office:value-type="float" office:value="-0.5">
            <text:p>-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117" office:value-type="date" office:date-value="2013-08-01">
            <text:p>08/01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 table:formula="of:=IF(YEAR([.D6])&gt;YEAR([.C6]);12;IF(DAY([.D6])&lt;DAY(DATE(YEAR([.D6]);MONTH([.D6])+1;1)-1)/2;MONTH([.D6])-1;MONTH([.D6])))  -  IF(DAY(DATE(YEAR([.C6]);MONTH([.C6])+1;1)-1) - DAY([.C6]) + 1&lt; DAY(DATE(YEAR([.C6]);MONTH([.C6])+1;1)-1)/2;MONTH([.C6]);MONTH([.C6])-1)" office:value-type="float" office:value="5">
            <text:p>5</text:p>
          </table:table-cell>
          <table:table-cell table:style-name="ce118" table:formula="of:=SUMPRODUCT([Thong_Tin_Ngay_Nghi_201307.$B$3:.$B$9]=[.B6];[Thong_Tin_Ngay_Nghi_201307.$C$3:.$C$9]) +SUMPRODUCT([Thong_Tin_Ngay_Nghi_201308.$B$3:.$B$10]=[.B6];[Thong_Tin_Ngay_Nghi_201308.$C$3:.$C$10]) +SUMPRODUCT([Thong_Tin_Ngay_Nghi_201309.$B$3:.$B$13]=[.B6];[Thong_Tin_Ngay_Nghi_201309.$C$3:.$C$13]) +SUMPRODUCT([Thong_Tin_Ngay_Nghi_201310.$B$3:.$B$14]=[.B6];[Thong_Tin_Ngay_Nghi_201310.$C$3:.$C$14]) +SUMPRODUCT([Thong_Tin_Ngay_Nghi_201311.$B$3:.$B$15]=[.B6];[Thong_Tin_Ngay_Nghi_201311.$C$3:.$C$15]) +SUMPRODUCT([Thong_Tin_Ngay_Nghi_201312.$B$3:.$B$19]=[.B6];[Thong_Tin_Ngay_Nghi_201312.$C$3:.$C$19])" office:value-type="float" office:value="7">
            <text:p>7</text:p>
          </table:table-cell>
          <table:table-cell table:style-name="ce36" table:formula="of:=[.E6]-[.F6]" office:value-type="float" office:value="-2">
            <text:p>-2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117" office:value-type="date" office:date-value="2013-12-23">
            <text:p>12/23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 table:formula="of:=IF(YEAR([.D7])&gt;YEAR([.C7]);12;IF(DAY([.D7])&lt;DAY(DATE(YEAR([.D7]);MONTH([.D7])+1;1)-1)/2;MONTH([.D7])-1;MONTH([.D7])))  -  IF(DAY(DATE(YEAR([.C7]);MONTH([.C7])+1;1)-1) - DAY([.C7]) + 1&lt; DAY(DATE(YEAR([.C7]);MONTH([.C7])+1;1)-1)/2;MONTH([.C7]);MONTH([.C7])-1)" office:value-type="float" office:value="0">
            <text:p>0</text:p>
          </table:table-cell>
          <table:table-cell table:style-name="ce118" table:formula="of:=SUMPRODUCT([Thong_Tin_Ngay_Nghi_201307.$B$3:.$B$9]=[.B7];[Thong_Tin_Ngay_Nghi_201307.$C$3:.$C$9]) +SUMPRODUCT([Thong_Tin_Ngay_Nghi_201308.$B$3:.$B$10]=[.B7];[Thong_Tin_Ngay_Nghi_201308.$C$3:.$C$10]) +SUMPRODUCT([Thong_Tin_Ngay_Nghi_201309.$B$3:.$B$13]=[.B7];[Thong_Tin_Ngay_Nghi_201309.$C$3:.$C$13]) +SUMPRODUCT([Thong_Tin_Ngay_Nghi_201310.$B$3:.$B$14]=[.B7];[Thong_Tin_Ngay_Nghi_201310.$C$3:.$C$14]) +SUMPRODUCT([Thong_Tin_Ngay_Nghi_201311.$B$3:.$B$15]=[.B7];[Thong_Tin_Ngay_Nghi_201311.$C$3:.$C$15]) +SUMPRODUCT([Thong_Tin_Ngay_Nghi_201312.$B$3:.$B$19]=[.B7];[Thong_Tin_Ngay_Nghi_201312.$C$3:.$C$19])" office:value-type="float" office:value="0">
            <text:p>0</text:p>
          </table:table-cell>
          <table:table-cell table:style-name="ce36" table:formula="of:=[.E7]-[.F7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office:annotation draw:style-name="gr1" draw:text-style-name="P1" svg:width="1.1413in" svg:height="0.8567in" svg:x="1.5673in" svg:y="1.6449in" draw:caption-point-x="-0.2402in" draw:caption-point-y="0.5953in">
              <dc:creator>ThuyLTT</dc:creator>
              <dc:date>2014-01-04T00:00:00</dc:date>
              <text:p text:style-name="P1"><text:span text:style-name="T1">This internship doesn't have leave days.</text:span></text:p>
              <text:p text:style-name="P1"><text:span text:style-name="T1">So, just collect absent days</text:span></text:p>
            </office:annotation>
            <text:p>HangHT</text:p>
          </table:table-cell>
          <table:table-cell table:style-name="ce117" office:value-type="date" office:date-value="2013-09-16">
            <text:p>09/16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/>
          <table:table-cell table:style-name="ce118" table:formula="of:=SUMPRODUCT([Thong_Tin_Ngay_Nghi_201307.$B$3:.$B$9]=[.B8];[Thong_Tin_Ngay_Nghi_201307.$C$3:.$C$9]) +SUMPRODUCT([Thong_Tin_Ngay_Nghi_201308.$B$3:.$B$10]=[.B8];[Thong_Tin_Ngay_Nghi_201308.$C$3:.$C$10]) +SUMPRODUCT([Thong_Tin_Ngay_Nghi_201309.$B$3:.$B$13]=[.B8];[Thong_Tin_Ngay_Nghi_201309.$C$3:.$C$13]) +SUMPRODUCT([Thong_Tin_Ngay_Nghi_201310.$B$3:.$B$14]=[.B8];[Thong_Tin_Ngay_Nghi_201310.$C$3:.$C$14]) +SUMPRODUCT([Thong_Tin_Ngay_Nghi_201311.$B$3:.$B$15]=[.B8];[Thong_Tin_Ngay_Nghi_201311.$C$3:.$C$15]) +SUMPRODUCT([Thong_Tin_Ngay_Nghi_201312.$B$3:.$B$19]=[.B8];[Thong_Tin_Ngay_Nghi_201312.$C$3:.$C$19])" office:value-type="float" office:value="16">
            <text:p>16</text:p>
          </table:table-cell>
          <table:table-cell table:style-name="ce36"/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17" office:value-type="date" office:date-value="2013-06-24">
            <text:p>06/24/13</text:p>
          </table:table-cell>
          <table:table-cell table:style-name="ce117" table:formula="of:=NOW()" office:value-type="date" office:date-value="2014-03-26T15:33:01.47">
            <text:p>03/26/14</text:p>
          </table:table-cell>
          <table:table-cell table:style-name="ce36" table:formula="of:=IF(YEAR([.D9])&gt;YEAR([.C9]);12;IF(DAY([.D9])&lt;DAY(DATE(YEAR([.D9]);MONTH([.D9])+1;1)-1)/2;MONTH([.D9])-1;MONTH([.D9])))  -  IF(DAY(DATE(YEAR([.C9]);MONTH([.C9])+1;1)-1) - DAY([.C9]) + 1&lt; DAY(DATE(YEAR([.C9]);MONTH([.C9])+1;1)-1)/2;MONTH([.C9]);MONTH([.C9])-1)" office:value-type="float" office:value="6">
            <text:p>6</text:p>
          </table:table-cell>
          <table:table-cell table:style-name="ce118" table:formula="of:=SUMPRODUCT([Thong_Tin_Ngay_Nghi_201307.$B$3:.$B$9]=[.B9];[Thong_Tin_Ngay_Nghi_201307.$C$3:.$C$9]) +SUMPRODUCT([Thong_Tin_Ngay_Nghi_201308.$B$3:.$B$10]=[.B9];[Thong_Tin_Ngay_Nghi_201308.$C$3:.$C$10]) +SUMPRODUCT([Thong_Tin_Ngay_Nghi_201309.$B$3:.$B$13]=[.B9];[Thong_Tin_Ngay_Nghi_201309.$C$3:.$C$13]) +SUMPRODUCT([Thong_Tin_Ngay_Nghi_201310.$B$3:.$B$14]=[.B9];[Thong_Tin_Ngay_Nghi_201310.$C$3:.$C$14]) +SUMPRODUCT([Thong_Tin_Ngay_Nghi_201311.$B$3:.$B$15]=[.B9];[Thong_Tin_Ngay_Nghi_201311.$C$3:.$C$15]) +SUMPRODUCT([Thong_Tin_Ngay_Nghi_201312.$B$3:.$B$19]=[.B9];[Thong_Tin_Ngay_Nghi_201312.$C$3:.$C$19])" office:value-type="float" office:value="7">
            <text:p>7</text:p>
          </table:table-cell>
          <table:table-cell table:style-name="ce36" table:formula="of:=[.E9]-[.F9]" office:value-type="float" office:value="-1">
            <text:p>-1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17" office:value-type="date" office:date-value="2013-12-02">
            <text:p>12/02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0])&gt;YEAR([.C10]);12;IF(DAY([.D10])&lt;DAY(DATE(YEAR([.D10]);MONTH([.D10])+1;1)-1)/2;MONTH([.D10])-1;MONTH([.D10])))  -  IF(DAY(DATE(YEAR([.C10]);MONTH([.C10])+1;1)-1) - DAY([.C10]) + 1&lt; DAY(DATE(YEAR([.C10]);MONTH([.C10])+1;1)-1)/2;MONTH([.C10]);MONTH([.C10])-1)" office:value-type="float" office:value="1">
            <text:p>1</text:p>
          </table:table-cell>
          <table:table-cell table:style-name="ce118" table:formula="of:=SUMPRODUCT([Thong_Tin_Ngay_Nghi_201307.$B$3:.$B$9]=[.B10];[Thong_Tin_Ngay_Nghi_201307.$C$3:.$C$9]) +SUMPRODUCT([Thong_Tin_Ngay_Nghi_201308.$B$3:.$B$10]=[.B10];[Thong_Tin_Ngay_Nghi_201308.$C$3:.$C$10]) +SUMPRODUCT([Thong_Tin_Ngay_Nghi_201309.$B$3:.$B$13]=[.B10];[Thong_Tin_Ngay_Nghi_201309.$C$3:.$C$13]) +SUMPRODUCT([Thong_Tin_Ngay_Nghi_201310.$B$3:.$B$14]=[.B10];[Thong_Tin_Ngay_Nghi_201310.$C$3:.$C$14]) +SUMPRODUCT([Thong_Tin_Ngay_Nghi_201311.$B$3:.$B$15]=[.B10];[Thong_Tin_Ngay_Nghi_201311.$C$3:.$C$15]) +SUMPRODUCT([Thong_Tin_Ngay_Nghi_201312.$B$3:.$B$19]=[.B10];[Thong_Tin_Ngay_Nghi_201312.$C$3:.$C$19])" office:value-type="float" office:value="0">
            <text:p>0</text:p>
          </table:table-cell>
          <table:table-cell table:style-name="ce36" table:formula="of:=[.E10]-[.F10]" office:value-type="float" office:value="1">
            <text:p>1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ngNP</text:p>
          </table:table-cell>
          <table:table-cell table:style-name="ce117" office:value-type="date" office:date-value="2013-12-02">
            <text:p>12/02/13</text:p>
          </table:table-cell>
          <table:table-cell table:style-name="ce117" office:value-type="date" office:date-value="2013-12-13">
            <text:p>12/13/13</text:p>
          </table:table-cell>
          <table:table-cell table:style-name="ce36" table:formula="of:=IF(YEAR([.D11])&gt;YEAR([.C11]);12;IF(DAY([.D11])&lt;DAY(DATE(YEAR([.D11]);MONTH([.D11])+1;1)-1)/2;MONTH([.D11])-1;MONTH([.D11])))  -  IF(DAY(DATE(YEAR([.C11]);MONTH([.C11])+1;1)-1) - DAY([.C11]) + 1&lt; DAY(DATE(YEAR([.C11]);MONTH([.C11])+1;1)-1)/2;MONTH([.C11]);MONTH([.C11])-1)" office:value-type="float" office:value="0">
            <text:p>0</text:p>
          </table:table-cell>
          <table:table-cell table:style-name="ce118" table:formula="of:=SUMPRODUCT([Thong_Tin_Ngay_Nghi_201307.$B$3:.$B$9]=[.B11];[Thong_Tin_Ngay_Nghi_201307.$C$3:.$C$9]) +SUMPRODUCT([Thong_Tin_Ngay_Nghi_201308.$B$3:.$B$10]=[.B11];[Thong_Tin_Ngay_Nghi_201308.$C$3:.$C$10]) +SUMPRODUCT([Thong_Tin_Ngay_Nghi_201309.$B$3:.$B$13]=[.B11];[Thong_Tin_Ngay_Nghi_201309.$C$3:.$C$13]) +SUMPRODUCT([Thong_Tin_Ngay_Nghi_201310.$B$3:.$B$14]=[.B11];[Thong_Tin_Ngay_Nghi_201310.$C$3:.$C$14]) +SUMPRODUCT([Thong_Tin_Ngay_Nghi_201311.$B$3:.$B$15]=[.B11];[Thong_Tin_Ngay_Nghi_201311.$C$3:.$C$15]) +SUMPRODUCT([Thong_Tin_Ngay_Nghi_201312.$B$3:.$B$19]=[.B11];[Thong_Tin_Ngay_Nghi_201312.$C$3:.$C$19])" office:value-type="float" office:value="0.5">
            <text:p>0.5</text:p>
          </table:table-cell>
          <table:table-cell table:style-name="ce36" table:formula="of:=[.E11]-[.F11]" office:value-type="float" office:value="-0.5">
            <text:p>-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117" office:value-type="date" office:date-value="2013-10-14">
            <text:p>10/14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2])&gt;YEAR([.C12]);12;IF(DAY([.D12])&lt;DAY(DATE(YEAR([.D12]);MONTH([.D12])+1;1)-1)/2;MONTH([.D12])-1;MONTH([.D12])))  -  IF(DAY(DATE(YEAR([.C12]);MONTH([.C12])+1;1)-1) - DAY([.C12]) + 1&lt; DAY(DATE(YEAR([.C12]);MONTH([.C12])+1;1)-1)/2;MONTH([.C12]);MONTH([.C12])-1)" office:value-type="float" office:value="3">
            <text:p>3</text:p>
          </table:table-cell>
          <table:table-cell table:style-name="ce118" table:formula="of:=SUMPRODUCT([Thong_Tin_Ngay_Nghi_201307.$B$3:.$B$9]=[.B12];[Thong_Tin_Ngay_Nghi_201307.$C$3:.$C$9]) +SUMPRODUCT([Thong_Tin_Ngay_Nghi_201308.$B$3:.$B$10]=[.B12];[Thong_Tin_Ngay_Nghi_201308.$C$3:.$C$10]) +SUMPRODUCT([Thong_Tin_Ngay_Nghi_201309.$B$3:.$B$13]=[.B12];[Thong_Tin_Ngay_Nghi_201309.$C$3:.$C$13]) +SUMPRODUCT([Thong_Tin_Ngay_Nghi_201310.$B$3:.$B$14]=[.B12];[Thong_Tin_Ngay_Nghi_201310.$C$3:.$C$14]) +SUMPRODUCT([Thong_Tin_Ngay_Nghi_201311.$B$3:.$B$15]=[.B12];[Thong_Tin_Ngay_Nghi_201311.$C$3:.$C$15]) +SUMPRODUCT([Thong_Tin_Ngay_Nghi_201312.$B$3:.$B$19]=[.B12];[Thong_Tin_Ngay_Nghi_201312.$C$3:.$C$19])" office:value-type="float" office:value="3">
            <text:p>3</text:p>
          </table:table-cell>
          <table:table-cell table:style-name="ce36" table:formula="of:=[.E12]-[.F12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117" office:value-type="date" office:date-value="2013-12-18">
            <text:p>12/18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3])&gt;YEAR([.C13]);12;IF(DAY([.D13])&lt;DAY(DATE(YEAR([.D13]);MONTH([.D13])+1;1)-1)/2;MONTH([.D13])-1;MONTH([.D13])))  -  IF(DAY(DATE(YEAR([.C13]);MONTH([.C13])+1;1)-1) - DAY([.C13]) + 1&lt; DAY(DATE(YEAR([.C13]);MONTH([.C13])+1;1)-1)/2;MONTH([.C13]);MONTH([.C13])-1)" office:value-type="float" office:value="0">
            <text:p>0</text:p>
          </table:table-cell>
          <table:table-cell table:style-name="ce118" table:formula="of:=SUMPRODUCT([Thong_Tin_Ngay_Nghi_201307.$B$3:.$B$9]=[.B13];[Thong_Tin_Ngay_Nghi_201307.$C$3:.$C$9]) +SUMPRODUCT([Thong_Tin_Ngay_Nghi_201308.$B$3:.$B$10]=[.B13];[Thong_Tin_Ngay_Nghi_201308.$C$3:.$C$10]) +SUMPRODUCT([Thong_Tin_Ngay_Nghi_201309.$B$3:.$B$13]=[.B13];[Thong_Tin_Ngay_Nghi_201309.$C$3:.$C$13]) +SUMPRODUCT([Thong_Tin_Ngay_Nghi_201310.$B$3:.$B$14]=[.B13];[Thong_Tin_Ngay_Nghi_201310.$C$3:.$C$14]) +SUMPRODUCT([Thong_Tin_Ngay_Nghi_201311.$B$3:.$B$15]=[.B13];[Thong_Tin_Ngay_Nghi_201311.$C$3:.$C$15]) +SUMPRODUCT([Thong_Tin_Ngay_Nghi_201312.$B$3:.$B$19]=[.B13];[Thong_Tin_Ngay_Nghi_201312.$C$3:.$C$19])" office:value-type="float" office:value="0">
            <text:p>0</text:p>
          </table:table-cell>
          <table:table-cell table:style-name="ce36" table:formula="of:=[.E13]-[.F13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117" office:value-type="date" office:date-value="2013-07-01">
            <text:p>07/01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4])&gt;YEAR([.C14]);12;IF(DAY([.D14])&lt;DAY(DATE(YEAR([.D14]);MONTH([.D14])+1;1)-1)/2;MONTH([.D14])-1;MONTH([.D14])))  -  IF(DAY(DATE(YEAR([.C14]);MONTH([.C14])+1;1)-1) - DAY([.C14]) + 1&lt; DAY(DATE(YEAR([.C14]);MONTH([.C14])+1;1)-1)/2;MONTH([.C14]);MONTH([.C14])-1)" office:value-type="float" office:value="6">
            <text:p>6</text:p>
          </table:table-cell>
          <table:table-cell table:style-name="ce118" table:formula="of:=SUMPRODUCT([Thong_Tin_Ngay_Nghi_201307.$B$3:.$B$9]=[.B14];[Thong_Tin_Ngay_Nghi_201307.$C$3:.$C$9]) +SUMPRODUCT([Thong_Tin_Ngay_Nghi_201308.$B$3:.$B$10]=[.B14];[Thong_Tin_Ngay_Nghi_201308.$C$3:.$C$10]) +SUMPRODUCT([Thong_Tin_Ngay_Nghi_201309.$B$3:.$B$13]=[.B14];[Thong_Tin_Ngay_Nghi_201309.$C$3:.$C$13]) +SUMPRODUCT([Thong_Tin_Ngay_Nghi_201310.$B$3:.$B$14]=[.B14];[Thong_Tin_Ngay_Nghi_201310.$C$3:.$C$14]) +SUMPRODUCT([Thong_Tin_Ngay_Nghi_201311.$B$3:.$B$15]=[.B14];[Thong_Tin_Ngay_Nghi_201311.$C$3:.$C$15]) +SUMPRODUCT([Thong_Tin_Ngay_Nghi_201312.$B$3:.$B$19]=[.B14];[Thong_Tin_Ngay_Nghi_201312.$C$3:.$C$19])" office:value-type="float" office:value="4.5">
            <text:p>4.5</text:p>
          </table:table-cell>
          <table:table-cell table:style-name="ce36" table:formula="of:=[.E14]-[.F14]" office:value-type="float" office:value="1.5">
            <text:p>1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117" office:value-type="date" office:date-value="2013-09-04">
            <text:p>09/04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5])&gt;YEAR([.C15]);12;IF(DAY([.D15])&lt;DAY(DATE(YEAR([.D15]);MONTH([.D15])+1;1)-1)/2;MONTH([.D15])-1;MONTH([.D15])))  -  IF(DAY(DATE(YEAR([.C15]);MONTH([.C15])+1;1)-1) - DAY([.C15]) + 1&lt; DAY(DATE(YEAR([.C15]);MONTH([.C15])+1;1)-1)/2;MONTH([.C15]);MONTH([.C15])-1)" office:value-type="float" office:value="4">
            <text:p>4</text:p>
          </table:table-cell>
          <table:table-cell table:style-name="ce118" table:formula="of:=SUMPRODUCT([Thong_Tin_Ngay_Nghi_201307.$B$3:.$B$9]=[.B15];[Thong_Tin_Ngay_Nghi_201307.$C$3:.$C$9]) +SUMPRODUCT([Thong_Tin_Ngay_Nghi_201308.$B$3:.$B$10]=[.B15];[Thong_Tin_Ngay_Nghi_201308.$C$3:.$C$10]) +SUMPRODUCT([Thong_Tin_Ngay_Nghi_201309.$B$3:.$B$13]=[.B15];[Thong_Tin_Ngay_Nghi_201309.$C$3:.$C$13]) +SUMPRODUCT([Thong_Tin_Ngay_Nghi_201310.$B$3:.$B$14]=[.B15];[Thong_Tin_Ngay_Nghi_201310.$C$3:.$C$14]) +SUMPRODUCT([Thong_Tin_Ngay_Nghi_201311.$B$3:.$B$15]=[.B15];[Thong_Tin_Ngay_Nghi_201311.$C$3:.$C$15]) +SUMPRODUCT([Thong_Tin_Ngay_Nghi_201312.$B$3:.$B$19]=[.B15];[Thong_Tin_Ngay_Nghi_201312.$C$3:.$C$19])" office:value-type="float" office:value="3.5">
            <text:p>3.5</text:p>
          </table:table-cell>
          <table:table-cell table:style-name="ce36" table:formula="of:=[.E15]-[.F15]" office:value-type="float" office:value="0.5">
            <text:p>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117" office:value-type="date" office:date-value="2013-09-09">
            <text:p>09/09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6])&gt;YEAR([.C16]);12;IF(DAY([.D16])&lt;DAY(DATE(YEAR([.D16]);MONTH([.D16])+1;1)-1)/2;MONTH([.D16])-1;MONTH([.D16])))  -  IF(DAY(DATE(YEAR([.C16]);MONTH([.C16])+1;1)-1) - DAY([.C16]) + 1&lt; DAY(DATE(YEAR([.C16]);MONTH([.C16])+1;1)-1)/2;MONTH([.C16]);MONTH([.C16])-1)" office:value-type="float" office:value="4">
            <text:p>4</text:p>
          </table:table-cell>
          <table:table-cell table:style-name="ce118" table:formula="of:=SUMPRODUCT([Thong_Tin_Ngay_Nghi_201307.$B$3:.$B$9]=[.B16];[Thong_Tin_Ngay_Nghi_201307.$C$3:.$C$9]) +SUMPRODUCT([Thong_Tin_Ngay_Nghi_201308.$B$3:.$B$10]=[.B16];[Thong_Tin_Ngay_Nghi_201308.$C$3:.$C$10]) +SUMPRODUCT([Thong_Tin_Ngay_Nghi_201309.$B$3:.$B$13]=[.B16];[Thong_Tin_Ngay_Nghi_201309.$C$3:.$C$13]) +SUMPRODUCT([Thong_Tin_Ngay_Nghi_201310.$B$3:.$B$14]=[.B16];[Thong_Tin_Ngay_Nghi_201310.$C$3:.$C$14]) +SUMPRODUCT([Thong_Tin_Ngay_Nghi_201311.$B$3:.$B$15]=[.B16];[Thong_Tin_Ngay_Nghi_201311.$C$3:.$C$15]) +SUMPRODUCT([Thong_Tin_Ngay_Nghi_201312.$B$3:.$B$19]=[.B16];[Thong_Tin_Ngay_Nghi_201312.$C$3:.$C$19])" office:value-type="float" office:value="1.5">
            <text:p>1.5</text:p>
          </table:table-cell>
          <table:table-cell table:style-name="ce36" table:formula="of:=[.E16]-[.F16]" office:value-type="float" office:value="2.5">
            <text:p>2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117" office:value-type="date" office:date-value="2013-08-13">
            <text:p>08/13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7])&gt;YEAR([.C17]);12;IF(DAY([.D17])&lt;DAY(DATE(YEAR([.D17]);MONTH([.D17])+1;1)-1)/2;MONTH([.D17])-1;MONTH([.D17])))  -  IF(DAY(DATE(YEAR([.C17]);MONTH([.C17])+1;1)-1) - DAY([.C17]) + 1&lt; DAY(DATE(YEAR([.C17]);MONTH([.C17])+1;1)-1)/2;MONTH([.C17]);MONTH([.C17])-1)" office:value-type="float" office:value="5">
            <text:p>5</text:p>
          </table:table-cell>
          <table:table-cell table:style-name="ce118" table:formula="of:=SUMPRODUCT([Thong_Tin_Ngay_Nghi_201307.$B$3:.$B$9]=[.B17];[Thong_Tin_Ngay_Nghi_201307.$C$3:.$C$9]) +SUMPRODUCT([Thong_Tin_Ngay_Nghi_201308.$B$3:.$B$10]=[.B17];[Thong_Tin_Ngay_Nghi_201308.$C$3:.$C$10]) +SUMPRODUCT([Thong_Tin_Ngay_Nghi_201309.$B$3:.$B$13]=[.B17];[Thong_Tin_Ngay_Nghi_201309.$C$3:.$C$13]) +SUMPRODUCT([Thong_Tin_Ngay_Nghi_201310.$B$3:.$B$14]=[.B17];[Thong_Tin_Ngay_Nghi_201310.$C$3:.$C$14]) +SUMPRODUCT([Thong_Tin_Ngay_Nghi_201311.$B$3:.$B$15]=[.B17];[Thong_Tin_Ngay_Nghi_201311.$C$3:.$C$15]) +SUMPRODUCT([Thong_Tin_Ngay_Nghi_201312.$B$3:.$B$19]=[.B17];[Thong_Tin_Ngay_Nghi_201312.$C$3:.$C$19])" office:value-type="float" office:value="3.5">
            <text:p>3.5</text:p>
          </table:table-cell>
          <table:table-cell table:style-name="ce36" table:formula="of:=[.E17]-[.F17]" office:value-type="float" office:value="1.5">
            <text:p>1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117" office:value-type="date" office:date-value="2013-07-22">
            <text:p>07/22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8])&gt;YEAR([.C18]);12;IF(DAY([.D18])&lt;DAY(DATE(YEAR([.D18]);MONTH([.D18])+1;1)-1)/2;MONTH([.D18])-1;MONTH([.D18])))  -  IF(DAY(DATE(YEAR([.C18]);MONTH([.C18])+1;1)-1) - DAY([.C18]) + 1&lt; DAY(DATE(YEAR([.C18]);MONTH([.C18])+1;1)-1)/2;MONTH([.C18]);MONTH([.C18])-1)" office:value-type="float" office:value="5">
            <text:p>5</text:p>
          </table:table-cell>
          <table:table-cell table:style-name="ce118" table:formula="of:=SUMPRODUCT([Thong_Tin_Ngay_Nghi_201307.$B$3:.$B$9]=[.B18];[Thong_Tin_Ngay_Nghi_201307.$C$3:.$C$9]) +SUMPRODUCT([Thong_Tin_Ngay_Nghi_201308.$B$3:.$B$10]=[.B18];[Thong_Tin_Ngay_Nghi_201308.$C$3:.$C$10]) +SUMPRODUCT([Thong_Tin_Ngay_Nghi_201309.$B$3:.$B$13]=[.B18];[Thong_Tin_Ngay_Nghi_201309.$C$3:.$C$13]) +SUMPRODUCT([Thong_Tin_Ngay_Nghi_201310.$B$3:.$B$14]=[.B18];[Thong_Tin_Ngay_Nghi_201310.$C$3:.$C$14]) +SUMPRODUCT([Thong_Tin_Ngay_Nghi_201311.$B$3:.$B$15]=[.B18];[Thong_Tin_Ngay_Nghi_201311.$C$3:.$C$15]) +SUMPRODUCT([Thong_Tin_Ngay_Nghi_201312.$B$3:.$B$19]=[.B18];[Thong_Tin_Ngay_Nghi_201312.$C$3:.$C$19])" office:value-type="float" office:value="0.5">
            <text:p>0.5</text:p>
          </table:table-cell>
          <table:table-cell table:style-name="ce36" table:formula="of:=[.E18]-[.F18]" office:value-type="float" office:value="4.5">
            <text:p>4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117" office:value-type="date" office:date-value="2013-06-24">
            <text:p>06/24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19])&gt;YEAR([.C19]);12;IF(DAY([.D19])&lt;DAY(DATE(YEAR([.D19]);MONTH([.D19])+1;1)-1)/2;MONTH([.D19])-1;MONTH([.D19])))  -  IF(DAY(DATE(YEAR([.C19]);MONTH([.C19])+1;1)-1) - DAY([.C19]) + 1&lt; DAY(DATE(YEAR([.C19]);MONTH([.C19])+1;1)-1)/2;MONTH([.C19]);MONTH([.C19])-1)" office:value-type="float" office:value="6">
            <text:p>6</text:p>
          </table:table-cell>
          <table:table-cell table:style-name="ce118" table:formula="of:=SUMPRODUCT([Thong_Tin_Ngay_Nghi_201307.$B$3:.$B$9]=[.B19];[Thong_Tin_Ngay_Nghi_201307.$C$3:.$C$9]) +SUMPRODUCT([Thong_Tin_Ngay_Nghi_201308.$B$3:.$B$10]=[.B19];[Thong_Tin_Ngay_Nghi_201308.$C$3:.$C$10]) +SUMPRODUCT([Thong_Tin_Ngay_Nghi_201309.$B$3:.$B$13]=[.B19];[Thong_Tin_Ngay_Nghi_201309.$C$3:.$C$13]) +SUMPRODUCT([Thong_Tin_Ngay_Nghi_201310.$B$3:.$B$14]=[.B19];[Thong_Tin_Ngay_Nghi_201310.$C$3:.$C$14]) +SUMPRODUCT([Thong_Tin_Ngay_Nghi_201311.$B$3:.$B$15]=[.B19];[Thong_Tin_Ngay_Nghi_201311.$C$3:.$C$15]) +SUMPRODUCT([Thong_Tin_Ngay_Nghi_201312.$B$3:.$B$19]=[.B19];[Thong_Tin_Ngay_Nghi_201312.$C$3:.$C$19])" office:value-type="float" office:value="7">
            <text:p>7</text:p>
          </table:table-cell>
          <table:table-cell table:style-name="ce36" table:formula="of:=[.E19]-[.F19]" office:value-type="float" office:value="-1">
            <text:p>-1</text:p>
          </table:table-cell>
          <table:table-cell table:style-name="ce35" table:number-columns-repeated="3"/>
          <table:table-cell table:style-name="ce35" office:value-type="string">
            <text:p><text:s/></text:p>
          </table:table-cell>
          <table:table-cell table:style-name="ce35" table:number-columns-repeated="985"/>
          <table:table-cell table:number-columns-repeated="28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117" office:value-type="date" office:date-value="2013-11-11">
            <text:p>11/11/13</text:p>
          </table:table-cell>
          <table:table-cell table:style-name="ce117" table:formula="of:=NOW()" office:value-type="date" office:date-value="2014-03-26T15:33:01.5">
            <text:p>03/26/14</text:p>
          </table:table-cell>
          <table:table-cell table:style-name="ce36" table:formula="of:=IF(YEAR([.D20])&gt;YEAR([.C20]);12;IF(DAY([.D20])&lt;DAY(DATE(YEAR([.D20]);MONTH([.D20])+1;1)-1)/2;MONTH([.D20])-1;MONTH([.D20])))  -  IF(DAY(DATE(YEAR([.C20]);MONTH([.C20])+1;1)-1) - DAY([.C20]) + 1&lt; DAY(DATE(YEAR([.C20]);MONTH([.C20])+1;1)-1)/2;MONTH([.C20]);MONTH([.C20])-1)" office:value-type="float" office:value="2">
            <text:p>2</text:p>
          </table:table-cell>
          <table:table-cell table:style-name="ce118" table:formula="of:=SUMPRODUCT([Thong_Tin_Ngay_Nghi_201307.$B$3:.$B$9]=[.B20];[Thong_Tin_Ngay_Nghi_201307.$C$3:.$C$9]) +SUMPRODUCT([Thong_Tin_Ngay_Nghi_201308.$B$3:.$B$10]=[.B20];[Thong_Tin_Ngay_Nghi_201308.$C$3:.$C$10]) +SUMPRODUCT([Thong_Tin_Ngay_Nghi_201309.$B$3:.$B$13]=[.B20];[Thong_Tin_Ngay_Nghi_201309.$C$3:.$C$13]) +SUMPRODUCT([Thong_Tin_Ngay_Nghi_201310.$B$3:.$B$14]=[.B20];[Thong_Tin_Ngay_Nghi_201310.$C$3:.$C$14]) +SUMPRODUCT([Thong_Tin_Ngay_Nghi_201311.$B$3:.$B$15]=[.B20];[Thong_Tin_Ngay_Nghi_201311.$C$3:.$C$15]) +SUMPRODUCT([Thong_Tin_Ngay_Nghi_201312.$B$3:.$B$19]=[.B20];[Thong_Tin_Ngay_Nghi_201312.$C$3:.$C$19])" office:value-type="float" office:value="0">
            <text:p>0</text:p>
          </table:table-cell>
          <table:table-cell table:style-name="ce36" table:formula="of:=[.E20]-[.F20]" office:value-type="float" office:value="2">
            <text:p>2</text:p>
          </table:table-cell>
          <table:table-cell table:style-name="ce35" table:number-columns-repeated="989"/>
          <table:table-cell table:number-columns-repeated="28"/>
        </table:table-row>
        <table:table-row table:style-name="ro2" table:number-rows-repeated="13">
          <table:table-cell table:style-name="ce35" table:number-columns-repeated="996"/>
          <table:table-cell table:number-columns-repeated="28"/>
        </table:table-row>
        <table:table-row table:style-name="ro18">
          <table:table-cell table:style-name="ce35" table:number-columns-repeated="996"/>
          <table:table-cell table:number-columns-repeated="28"/>
        </table:table-row>
        <table:table-row table:style-name="ro2" table:number-rows-repeated="65355">
          <table:table-cell table:style-name="ce35" table:number-columns-repeated="996"/>
          <table:table-cell table:number-columns-repeated="28"/>
        </table:table-row>
        <table:table-row table:style-name="ro2" table:number-rows-repeated="9831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7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5"/>
          <table:table-cell table:style-name="ce35" table:number-columns-repeated="2"/>
          <table:table-cell table:style-name="ce47" office:value-type="string" table:number-columns-spanned="31" table:number-rows-spanned="1">
            <text:p>July</text:p>
          </table:table-cell>
          <table:covered-table-cell table:number-columns-repeated="30" table:style-name="ce50"/>
          <table:table-cell table:style-name="ce42" table:number-columns-repeated="990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-6">
            <text:p>-6</text:p>
          </table:table-cell>
          <table:table-cell table:style-name="ce48" office:value-type="float" office:value="-7">
            <text:p>-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-13">
            <text:p>-13</text:p>
          </table:table-cell>
          <table:table-cell table:style-name="ce48" office:value-type="float" office:value="-14">
            <text:p>-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-20">
            <text:p>-20</text:p>
          </table:table-cell>
          <table:table-cell table:style-name="ce48" office:value-type="float" office:value="-21">
            <text:p>-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-27">
            <text:p>-27</text:p>
          </table:table-cell>
          <table:table-cell table:style-name="ce48" office:value-type="float" office:value="-28">
            <text:p>-28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1">
            <text:p>31</text:p>
          </table:table-cell>
          <table:table-cell table:style-name="ce42" table:number-columns-repeated="99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6" table:formula="of:=SUM([.D3:.AH3])" office:value-type="float" office:value="1.5">
            <text:p>1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.5">
            <text:p>0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6" table:formula="of:=SUM([.D4:.AH4])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HienNV</text:p>
          </table:table-cell>
          <table:table-cell table:style-name="ce46" table:formula="of:=SUM([.D5:.AH5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uongDT</text:p>
          </table:table-cell>
          <table:table-cell table:style-name="ce46" table:formula="of:=SUM([.D6:.AH6])" office:value-type="float" office:value="0">
            <text:p>0</text:p>
          </table:table-cell>
          <table:table-cell table:style-name="ce49" table:number-columns-repeated="31"/>
          <table:table-cell table:style-name="ce35" table:number-columns-repeated="99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46" table:formula="of:=SUM([.D7:.AH7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ieuNV</text:p>
          </table:table-cell>
          <table:table-cell table:style-name="ce46" table:formula="of:=SUM([.D8:.AH8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uyLTT</text:p>
          </table:table-cell>
          <table:table-cell table:style-name="ce46" table:formula="of:=SUM([.D9:.AH9])" office:value-type="float" office:value="1.5">
            <text:p>1.5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12" table:number-rows-repeated="65411">
          <table:table-cell table:style-name="ce35" table:number-columns-repeated="1024"/>
        </table:table-row>
        <table:table-row table:style-name="ro2" table:number-rows-repeated="9831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8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5"/>
          <table:table-cell table:style-name="ce35" table:number-columns-repeated="2"/>
          <table:table-cell table:style-name="ce52" office:value-type="string" table:number-columns-spanned="31" table:number-rows-spanned="1">
            <text:p>August</text:p>
          </table:table-cell>
          <table:covered-table-cell table:number-columns-repeated="30" table:style-name="ce55"/>
          <table:table-cell table:style-name="ce42" table:number-columns-repeated="990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-10">
            <text:p>-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42" table:number-columns-repeated="969"/>
          <table:table-cell table:number-columns-repeated="21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1" table:formula="of:=SUM([.D3:.AH3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1" table:formula="of:=SUM([.D4:.AH4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1" table:formula="of:=SUM([.D5:.AH5])" office:value-type="float" office:value="1.5">
            <text:p>1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ienNV</text:p>
          </table:table-cell>
          <table:table-cell table:style-name="ce51" table:formula="of:=SUM([.D6:.AH6])" office:value-type="float" office:value="1.5">
            <text:p>1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51" table:formula="of:=SUM([.D7:.AH7])" office:value-type="float" office:value="0">
            <text:p>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aoDTH</text:p>
          </table:table-cell>
          <table:table-cell table:style-name="ce51" table:formula="of:=SUM([.D8:.AH8])" office:value-type="float" office:value="0">
            <text:p>0</text:p>
          </table:table-cell>
          <table:table-cell table:style-name="ce54" table:number-columns-repeated="13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ieuNV</text:p>
          </table:table-cell>
          <table:table-cell table:style-name="ce51" table:formula="of:=SUM([.D9:.AH9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ThuyLTT</text:p>
          </table:table-cell>
          <table:table-cell table:style-name="ce51" table:formula="of:=SUM([.D10:.AH10])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2" table:number-rows-repeated="2">
          <table:table-cell table:style-name="ce35" table:number-columns-repeated="1003"/>
          <table:table-cell table:number-columns-repeated="21"/>
        </table:table-row>
        <table:table-row table:style-name="ro2">
          <table:table-cell table:style-name="ce35" table:number-columns-repeated="5"/>
          <table:table-cell table:style-name="ce35" office:value-type="string">
            <text:p><text:s/></text:p>
          </table:table-cell>
          <table:table-cell table:style-name="ce35" table:number-columns-repeated="997"/>
          <table:table-cell table:number-columns-repeated="21"/>
        </table:table-row>
        <table:table-row table:style-name="ro2" table:number-rows-repeated="65408">
          <table:table-cell table:style-name="ce35" table:number-columns-repeated="1003"/>
          <table:table-cell table:number-columns-repeated="21"/>
        </table:table-row>
        <table:table-row table:style-name="ro2" table:number-rows-repeated="983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9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0" table:default-cell-style-name="Default"/>
        <table:table-column table:style-name="co7" table:number-columns-repeated="984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57" office:value-type="string" table:number-columns-spanned="30" table:number-rows-spanned="1">
            <text:p>September</text:p>
          </table:table-cell>
          <table:covered-table-cell table:number-columns-repeated="29" table:style-name="ce60"/>
          <table:table-cell table:style-name="ce42" table:number-columns-repeated="984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8" office:value-type="float" office:value="-1">
            <text:p>-1</text:p>
          </table:table-cell>
          <table:table-cell table:style-name="ce58" office:value-type="float" office:value="2">
            <office:annotation draw:style-name="gr1" draw:text-style-name="P1" svg:width="1.1413in" svg:height="0.2346in" svg:x="1.8854in" svg:y="4.3287in" draw:caption-point-x="0.8024in" draw:caption-point-y="-4.0917in">
              <dc:date>2013-09-04T00:00:00</dc:date>
              <text:p text:style-name="P1"><text:span text:style-name="T1">National day 2/9</text:span></text:p>
            </office:annotation>
            <text:p>2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-7">
            <text:p>-7</text:p>
          </table:table-cell>
          <table:table-cell table:style-name="ce58" office:value-type="float" office:value="-8">
            <text:p>-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1">
            <text:p>11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-14">
            <text:p>-14</text:p>
          </table:table-cell>
          <table:table-cell table:style-name="ce58" office:value-type="float" office:value="-15">
            <text:p>-15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18">
            <text:p>18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-21">
            <text:p>-21</text:p>
          </table:table-cell>
          <table:table-cell table:style-name="ce58" office:value-type="float" office:value="-22">
            <text:p>-22</text:p>
          </table:table-cell>
          <table:table-cell table:style-name="ce58" office:value-type="float" office:value="23">
            <text:p>23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26">
            <text:p>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-28">
            <text:p>-28</text:p>
          </table:table-cell>
          <table:table-cell table:style-name="ce58" office:value-type="float" office:value="-29">
            <text:p>-29</text:p>
          </table:table-cell>
          <table:table-cell table:style-name="ce58" office:value-type="float" office:value="30">
            <text:p>30</text:p>
          </table:table-cell>
          <table:table-cell table:style-name="ce42" table:number-columns-repeated="964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6" table:formula="of:=SUM([.D3:.AG3])" office:value-type="float" office:value="0.5">
            <text:p>0.5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6" table:formula="of:=SUM([.D4:.AG4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office:annotation office:display="true" draw:style-name="gr1" draw:text-style-name="P1" svg:width="1.1413in" svg:height="0.5457in" svg:x="8.9744in" svg:y="4.1693in" draw:caption-point-x="-0.0059in" draw:caption-point-y="-3.437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6" table:formula="of:=SUM([.D5:.AG5])" office:value-type="float" office:value="2">
            <text:p>2</text:p>
          </table:table-cell>
          <table:table-cell table:style-name="ce59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6" table:formula="of:=SUM([.D6:.AG6])" office:value-type="float" office:value="0">
            <text:p>0</text:p>
          </table:table-cell>
          <table:table-cell table:style-name="ce59" table:number-columns-repeated="15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6" table:formula="of:=SUM([.D7:.AG7])" office:value-type="float" office:value="0.5">
            <text:p>0.5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style-name="ce59" office:value-type="float" office:value="0">
            <office:annotation draw:style-name="gr1" draw:text-style-name="P1" svg:width="1.1413in" svg:height="0.3902in" svg:x="4.4661in" svg:y="4.3744in" draw:caption-point-x="0.8079in" draw:caption-point-y="-2.8992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6.3661in" svg:y="3.7323in" draw:caption-point-x="0.0161in" draw:caption-point-y="-2.2571in">
              <dc:date>2013-09-12T00:00:00</dc:date>
              <text:p text:style-name="P1"><text:span text:style-name="T1">Nghỉ ốm 0.5 ngày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7.7504in" svg:y="3.7323in" draw:caption-point-x="-0.9984in" draw:caption-point-y="-2.2571in">
              <dc:date>2013-09-14T00:00:00</dc:date>
              <text:p text:style-name="P1"><text:span text:style-name="T1">Nghỉ ốm 1 ngày: đau mắt</text:span></text:p>
            </office:annotation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NamTV</text:p>
          </table:table-cell>
          <table:table-cell table:style-name="ce56" table:formula="of:=SUM([.D8:.AG8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7012in" svg:x="6.9921in" svg:y="1.124in" draw:caption-point-x="-0.2402in" draw:caption-point-y="0.5988in">
              <dc:date>2013-09-14T00:00:00</dc:date>
              <text:p text:style-name="P1"><text:span text:style-name="T1">Nghỉ buổi sáng đi làm giấy tờ nhưng có làm bù ở nhà rồi</text:span></text:p>
            </office:annotation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office:annotation office:display="true" draw:style-name="gr1" draw:text-style-name="P1" svg:width="1.1413in" svg:height="0.5457in" svg:x="11.4996in" svg:y="3.9154in" draw:caption-point-x="1.5327in" draw:caption-point-y="-2.1925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hanNM</text:p>
          </table:table-cell>
          <table:table-cell table:style-name="ce56" table:formula="of:=SUM([.D9:.AG9])" office:value-type="float" office:value="1.5">
            <text:p>1.5</text:p>
          </table:table-cell>
          <table:table-cell table:style-name="ce59" table:number-columns-repeated="3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5.7193in" svg:y="4.1429in" draw:caption-point-x="0.663in" draw:caption-point-y="-2.172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7.2823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1" draw:text-style-name="P1" svg:width="1.1413in" svg:height="0.3902in" svg:x="8.3906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8.7598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9.1295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SinhNT</text:p>
          </table:table-cell>
          <table:table-cell table:style-name="ce56" table:formula="of:=SUM([.D10:.AG10])" office:value-type="float" office:value="0">
            <text:p>0</text:p>
          </table:table-cell>
          <table:table-cell table:style-name="ce59" table:number-columns-repeated="8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ThaoDTH</text:p>
          </table:table-cell>
          <table:table-cell table:style-name="ce56" table:formula="of:=SUM([.D11:.AG11])" office:value-type="float" office:value="1">
            <text:p>1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ieuNV</text:p>
          </table:table-cell>
          <table:table-cell table:style-name="ce56" table:formula="of:=SUM([.D12:.AG12])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uyLTT</text:p>
          </table:table-cell>
          <table:table-cell table:style-name="ce56" table:formula="of:=SUM([.D13:.AG13])" office:value-type="float" office:value="1.5">
            <text:p>1.5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50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0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0" table:default-cell-style-name="Default"/>
        <table:table-column table:style-name="co19" table:default-cell-style-name="Default"/>
        <table:table-column table:style-name="co7" table:number-columns-repeated="983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62" office:value-type="string" table:number-columns-spanned="31" table:number-rows-spanned="1">
            <text:p>October</text:p>
          </table:table-cell>
          <table:covered-table-cell table:number-columns-repeated="29" table:style-name="ce65"/>
          <table:covered-table-cell table:style-name="ce42"/>
          <table:table-cell table:style-name="ce42" table:number-columns-repeated="983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-5">
            <text:p>-5</text:p>
          </table:table-cell>
          <table:table-cell table:style-name="ce63" office:value-type="float" office:value="-6">
            <text:p>-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-12">
            <text:p>-12</text:p>
          </table:table-cell>
          <table:table-cell table:style-name="ce63" office:value-type="float" office:value="-13">
            <text:p>-13</text:p>
          </table:table-cell>
          <table:table-cell table:style-name="ce63" office:value-type="float" office:value="14">
            <text:p>14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-19">
            <text:p>-19</text:p>
          </table:table-cell>
          <table:table-cell table:style-name="ce63" office:value-type="float" office:value="-20">
            <text:p>-20</text:p>
          </table:table-cell>
          <table:table-cell table:style-name="ce63" office:value-type="float" office:value="21">
            <text:p>21</text:p>
          </table:table-cell>
          <table:table-cell table:style-name="ce63" office:value-type="float" office:value="22">
            <text:p>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-26">
            <text:p>-26</text:p>
          </table:table-cell>
          <table:table-cell table:style-name="ce63" office:value-type="float" office:value="-27">
            <text:p>-27</text:p>
          </table:table-cell>
          <table:table-cell table:style-name="ce63" office:value-type="float" office:value="28">
            <text:p>28</text:p>
          </table:table-cell>
          <table:table-cell table:style-name="ce63" office:value-type="float" office:value="29">
            <text:p>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42" table:number-columns-repeated="963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1" table:formula="of:=SUM([.D3:.AG3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1" table:formula="of:=SUM([.D4:.AG4])" office:value-type="float" office:value="1.5">
            <text:p>1.5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1" table:formula="of:=SUM([.D5:.AG5])" office:value-type="float" office:value="1.5">
            <text:p>1.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1" table:formula="of:=SUM([.D6:.AG6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1" table:formula="of:=SUM([.D7:.AG7])" office:value-type="float" office:value="4">
            <text:p>4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number-columns-repeated="3" table:style-name="ce64" office:value-type="float" office:value="1">
            <text:p>1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1" table:formula="of:=SUM([.D8:.AG8])" office:value-type="float" office:value="0">
            <text:p>0</text:p>
          </table:table-cell>
          <table:table-cell table:style-name="ce64" table:number-columns-repeated="13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61" table:formula="of:=SUM([.D9:.AG9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office:display="true" draw:style-name="gr1" draw:text-style-name="P1" svg:width="1.1413in" svg:height="0.5457in" svg:x="5.9744in" svg:y="3.928in" draw:caption-point-x="0.0386in" draw:caption-point-y="-1.9571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61" table:formula="of:=SUM([.D10:.AG10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61" table:formula="of:=SUM([.D11:.AG11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61" table:formula="of:=SUM([.D12:.AG12])" office:value-type="float" office:value="1.5">
            <text:p>1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61" table:formula="of:=SUM([.D13:.AG13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61" table:formula="of:=SUM([.D14:.AG14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49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1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27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7" table:number-columns-repeated="981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92" office:value-type="string" table:number-columns-spanned="30" table:number-rows-spanned="1">
            <text:p>November</text:p>
          </table:table-cell>
          <table:covered-table-cell table:number-columns-repeated="26" table:style-name="ce95"/>
          <table:covered-table-cell table:number-columns-repeated="2" table:style-name="ce42"/>
          <table:covered-table-cell table:style-name="ce95"/>
          <table:table-cell table:style-name="ce42" table:number-columns-repeated="981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-2">
            <text:p>-2</text:p>
          </table:table-cell>
          <table:table-cell table:style-name="ce93" office:value-type="float" office:value="-3">
            <text:p>-3</text:p>
          </table:table-cell>
          <table:table-cell table:style-name="ce93" office:value-type="float" office:value="4">
            <text:p>4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7">
            <text:p>7</text:p>
          </table:table-cell>
          <table:table-cell table:style-name="ce93" office:value-type="float" office:value="8">
            <text:p>8</text:p>
          </table:table-cell>
          <table:table-cell table:style-name="ce93" office:value-type="float" office:value="-9">
            <text:p>-9</text:p>
          </table:table-cell>
          <table:table-cell table:style-name="ce93" office:value-type="float" office:value="-10">
            <text:p>-10</text:p>
          </table:table-cell>
          <table:table-cell table:style-name="ce93" office:value-type="float" office:value="11">
            <text:p>11</text:p>
          </table:table-cell>
          <table:table-cell table:style-name="ce93" office:value-type="float" office:value="12">
            <text:p>12</text:p>
          </table:table-cell>
          <table:table-cell table:style-name="ce93" office:value-type="float" office:value="13">
            <text:p>13</text:p>
          </table:table-cell>
          <table:table-cell table:style-name="ce93" office:value-type="float" office:value="14">
            <text:p>14</text:p>
          </table:table-cell>
          <table:table-cell table:style-name="ce93" office:value-type="float" office:value="15">
            <text:p>15</text:p>
          </table:table-cell>
          <table:table-cell table:style-name="ce93" office:value-type="float" office:value="-16">
            <text:p>-16</text:p>
          </table:table-cell>
          <table:table-cell table:style-name="ce93" office:value-type="float" office:value="-17">
            <text:p>-17</text:p>
          </table:table-cell>
          <table:table-cell table:style-name="ce93" office:value-type="float" office:value="18">
            <text:p>18</text:p>
          </table:table-cell>
          <table:table-cell table:style-name="ce93" office:value-type="float" office:value="19">
            <text:p>19</text:p>
          </table:table-cell>
          <table:table-cell table:style-name="ce93" office:value-type="float" office:value="20">
            <text:p>20</text:p>
          </table:table-cell>
          <table:table-cell table:style-name="ce93" office:value-type="float" office:value="21">
            <text:p>21</text:p>
          </table:table-cell>
          <table:table-cell table:style-name="ce93" office:value-type="float" office:value="22">
            <text:p>22</text:p>
          </table:table-cell>
          <table:table-cell table:style-name="ce93" office:value-type="float" office:value="-23">
            <text:p>-23</text:p>
          </table:table-cell>
          <table:table-cell table:style-name="ce93" office:value-type="float" office:value="-24">
            <text:p>-24</text:p>
          </table:table-cell>
          <table:table-cell table:style-name="ce93" office:value-type="float" office:value="25">
            <text:p>25</text:p>
          </table:table-cell>
          <table:table-cell table:style-name="ce93" office:value-type="float" office:value="26">
            <text:p>26</text:p>
          </table:table-cell>
          <table:table-cell table:style-name="ce93" office:value-type="float" office:value="27">
            <text:p>27</text:p>
          </table:table-cell>
          <table:table-cell table:style-name="ce93" office:value-type="float" office:value="28">
            <text:p>28</text:p>
          </table:table-cell>
          <table:table-cell table:style-name="ce93" office:value-type="float" office:value="29">
            <text:p>29</text:p>
          </table:table-cell>
          <table:table-cell table:style-name="ce93" office:value-type="float" office:value="-30">
            <text:p>-30</text:p>
          </table:table-cell>
          <table:table-cell table:style-name="ce42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91" table:formula="of:=SUM([.D3:.AD3])" office:value-type="float" office:value="2">
            <text:p>2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table:style-name="ce94" table:number-columns-repeated="2"/>
          <table:table-cell table:style-name="ce94" office:value-type="float" office:value="1">
            <text:p>1</text:p>
          </table:table-cell>
          <table:table-cell table:number-columns-repeated="4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91" table:formula="of:=SUM([.D4:.AD4])" office:value-type="float" office:value="0.5">
            <text:p>0.5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2"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91" table:formula="of:=SUM([.D5:.AD5])" office:value-type="float" office:value="1.5">
            <text:p>1.5</text:p>
          </table:table-cell>
          <table:table-cell table:style-name="ce94" office:value-type="float" office:value="1">
            <text:p>1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2"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91" table:formula="of:=SUM([.D6:.AD6])" office:value-type="float" office:value="1.5">
            <text:p>1.5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3" table:style-name="ce94"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91" table:formula="of:=SUM([.D7:.AD7])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91" table:formula="of:=SUM([.D8:.AD8])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3"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2"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91" table:formula="of:=SUM([.D9:.AD9])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1">
            <text:p>1</text:p>
          </table:table-cell>
          <table:table-cell table:number-columns-repeated="4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91" table:formula="of:=SUM([.D10:.AD10])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91" table:formula="of:=SUM([.D11:.AD11])" office:value-type="float" office:value="0.5">
            <text:p>0.5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91" table:formula="of:=SUM([.D12:.AD12])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">
            <office:annotation office:display="true" draw:style-name="gr1" draw:text-style-name="P1" svg:width="1.1413in" svg:height="0.5457in" svg:x="5.1673in" svg:y="3.8906in" draw:caption-point-x="-0.2626in" draw:caption-point-y="-1.1768in">
              <dc:date>2013-11-08T00:00:00</dc:date>
              <text:p text:style-name="P2"><text:span text:style-name="T1">Nghỉ 0.5 ngày nhưng có làm bù tối hôm trước</text:span></text:p>
            </office:annotation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91" table:formula="of:=SUM([.D13:.AD13])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91" table:formula="of:=SUM([.D14:.AD14])" office:value-type="float" office:value="1.5">
            <text:p>1.5</text:p>
          </table:table-cell>
          <table:table-cell table:style-name="ce94" office:value-type="float" office:value="1">
            <text:p>1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0.5">
            <text:p>0.5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VietBA</text:p>
          </table:table-cell>
          <table:table-cell table:style-name="ce91" table:formula="of:=SUM([.D15:.AD15])" office:value-type="float" office:value="0">
            <text:p>0</text:p>
          </table:table-cell>
          <table:table-cell table:style-name="ce94" table:number-columns-repeated="10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/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4"/>
          <table:table-cell table:number-columns-repeated="20"/>
        </table:table-row>
        <table:table-row table:style-name="ro2" table:number-rows-repeated="983149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Thong_Tin_Ngay_Nghi_201312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1" table:default-cell-style-name="Default"/>
        <table:table-column table:style-name="co7" table:number-columns-repeated="981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106" office:value-type="string" table:number-columns-spanned="31" table:number-rows-spanned="1">
            <text:p>December</text:p>
          </table:table-cell>
          <table:covered-table-cell table:style-name="ce109"/>
          <table:covered-table-cell table:number-columns-repeated="29" table:style-name="ce110"/>
          <table:table-cell table:style-name="ce42" table:number-columns-repeated="981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07" office:value-type="float" office:value="-1">
            <text:p>-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6">
            <text:p>6</text:p>
          </table:table-cell>
          <table:table-cell table:style-name="ce107" office:value-type="float" office:value="-7">
            <text:p>-7</text:p>
          </table:table-cell>
          <table:table-cell table:style-name="ce107" office:value-type="float" office:value="-8">
            <text:p>-8</text:p>
          </table:table-cell>
          <table:table-cell table:style-name="ce107" office:value-type="float" office:value="9">
            <text:p>9</text:p>
          </table:table-cell>
          <table:table-cell table:style-name="ce107" office:value-type="float" office:value="10">
            <text:p>10</text:p>
          </table:table-cell>
          <table:table-cell table:style-name="ce107" office:value-type="float" office:value="11">
            <text:p>11</text:p>
          </table:table-cell>
          <table:table-cell table:style-name="ce107" office:value-type="float" office:value="12">
            <text:p>12</text:p>
          </table:table-cell>
          <table:table-cell table:style-name="ce107" office:value-type="float" office:value="13">
            <text:p>13</text:p>
          </table:table-cell>
          <table:table-cell table:style-name="ce107" office:value-type="float" office:value="-14">
            <text:p>-14</text:p>
          </table:table-cell>
          <table:table-cell table:style-name="ce107" office:value-type="float" office:value="-15">
            <text:p>-15</text:p>
          </table:table-cell>
          <table:table-cell table:style-name="ce107" office:value-type="float" office:value="16">
            <text:p>16</text:p>
          </table:table-cell>
          <table:table-cell table:style-name="ce107" office:value-type="float" office:value="17">
            <text:p>17</text:p>
          </table:table-cell>
          <table:table-cell table:style-name="ce107" office:value-type="float" office:value="18">
            <text:p>18</text:p>
          </table:table-cell>
          <table:table-cell table:style-name="ce107" office:value-type="float" office:value="19">
            <text:p>19</text:p>
          </table:table-cell>
          <table:table-cell table:style-name="ce107" office:value-type="float" office:value="20">
            <text:p>20</text:p>
          </table:table-cell>
          <table:table-cell table:style-name="ce107" office:value-type="float" office:value="-21">
            <text:p>-21</text:p>
          </table:table-cell>
          <table:table-cell table:style-name="ce107" office:value-type="float" office:value="-22">
            <text:p>-22</text:p>
          </table:table-cell>
          <table:table-cell table:style-name="ce107" office:value-type="float" office:value="23">
            <text:p>23</text:p>
          </table:table-cell>
          <table:table-cell table:style-name="ce107" office:value-type="float" office:value="24">
            <text:p>24</text:p>
          </table:table-cell>
          <table:table-cell table:style-name="ce107" office:value-type="float" office:value="25">
            <text:p>25</text:p>
          </table:table-cell>
          <table:table-cell table:style-name="ce107" office:value-type="float" office:value="26">
            <text:p>26</text:p>
          </table:table-cell>
          <table:table-cell table:style-name="ce107" office:value-type="float" office:value="27">
            <office:annotation draw:style-name="gr1" draw:text-style-name="P1" svg:width="1.1413in" svg:height="0.2346in" svg:x="12.1642in" svg:y="0in" draw:caption-point-x="-0.2402in" draw:caption-point-y="0.237in">
              <dc:creator>ThuyLTT</dc:creator>
              <dc:date>2013-12-30T00:00:00</dc:date>
              <text:p text:style-name="P1"><text:span text:style-name="T1">Company trip</text:span></text:p>
            </office:annotation>
            <text:p>27</text:p>
          </table:table-cell>
          <table:table-cell table:style-name="ce107" office:value-type="float" office:value="-28">
            <text:p>-28</text:p>
          </table:table-cell>
          <table:table-cell table:style-name="ce107" office:value-type="float" office:value="-29">
            <text:p>-29</text:p>
          </table:table-cell>
          <table:table-cell table:style-name="ce107" office:value-type="float" office:value="30">
            <text:p>30</text:p>
          </table:table-cell>
          <table:table-cell table:style-name="ce107" office:value-type="float" office:value="31">
            <text:p>31</text:p>
          </table:table-cell>
          <table:table-cell table:style-name="ce42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05" table:formula="of:=SUM([.E3:.AH3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05" table:formula="of:=SUM([.E4:.AH4])" office:value-type="float" office:value="1">
            <text:p>1</text:p>
          </table:table-cell>
          <table:table-cell table:style-name="ce108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1" draw:text-style-name="P1" svg:width="1.1413in" svg:height="0.5457in" svg:x="3.6669in" svg:y="0.1335in" draw:caption-point-x="-0.2402in" draw:caption-point-y="0.5988in">
              <dc:creator>ThuyLTT</dc:creator>
              <dc:date>2013-12-24T00:00:00</dc:date>
              <text:p text:style-name="P1"><text:span text:style-name="T1">Không đến cty nhưng làm bù tại nhà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table:number-columns-repeated="2"/>
          <table:table-cell table:style-name="ce108" office:value-type="float" office:value="0.5"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105" table:formula="of:=SUM([.E5:.AH5])" office:value-type="float" office:value="0.5">
            <text:p>0.5</text:p>
          </table:table-cell>
          <table:table-cell table:style-name="ce108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2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105"/>
          <table:table-cell table:style-name="ce108" table:number-columns-repeated="2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105" table:formula="of:=SUM([.E7:.AH7])" office:value-type="float" office:value="14.5">
            <text:p>14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1">
            <text:p>1</text:p>
          </table:table-cell>
          <table:table-cell table:style-name="ce108" table:number-columns-repeated="2"/>
          <table:table-cell table:number-columns-repeated="5" table:style-name="ce108" office:value-type="float" office:value="1">
            <text:p>1</text:p>
          </table:table-cell>
          <table:table-cell table:style-name="ce108" table:number-columns-repeated="2"/>
          <table:table-cell table:number-columns-repeated="3" table:style-name="ce108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text:p>0.5</text:p>
          </table:table-cell>
          <table:table-cell table:style-name="ce108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05" table:formula="of:=SUM([.E8:.AH8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05" table:formula="of:=SUM([.E9:.AH9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ngNP</text:p>
          </table:table-cell>
          <table:table-cell table:style-name="ce105" table:formula="of:=SUM([.E10:.AH10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1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105" table:formula="of:=SUM([.E11:.AH11])" office:value-type="float" office:value="2">
            <text:p>2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105"/>
          <table:table-cell table:style-name="ce108" table:number-columns-repeated="17"/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1" draw:text-style-name="P1" svg:width="1.1413in" svg:height="0.7012in" svg:x="10.6866in" svg:y="2.1004in" draw:caption-point-x="-0.2402in" draw:caption-point-y="0.5988in">
              <dc:creator>ThuyLTT</dc:creator>
              <dc:date>2013-12-24T00:00:00</dc:date>
              <text:p text:style-name="P1"><text:span text:style-name="T1">Nghỉ 0.5, nhưng làm bù vào các buổi tối t3-6 nên ko tín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1" draw:text-style-name="P1" svg:width="1.1413in" svg:height="0.7012in" svg:x="13.2724in" svg:y="2.1004in" draw:caption-point-x="-0.2402in" draw:caption-point-y="0.5988in">
              <dc:creator>ThuyLTT</dc:creator>
              <dc:date>2013-12-24T00:00:00</dc:date>
              <text:p text:style-name="P1"><text:span text:style-name="T1">Nghỉ 0.5, nhưng làm bù vào các buổi tối t3-6 nên ko tính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105" table:formula="of:=SUM([.E13:.AH13])" office:value-type="float" office:value="1.5">
            <text:p>1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105" table:formula="of:=SUM([.E14:.AH14])" office:value-type="float" office:value="1">
            <text:p>1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105" table:formula="of:=SUM([.E15:.AH15])" office:value-type="float" office:value="1">
            <text:p>1</text:p>
          </table:table-cell>
          <table:table-cell table:style-name="ce108"/>
          <table:table-cell table:style-name="ce108" office:value-type="float" office:value="0.5"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text:p>0.5</text:p>
          </table:table-cell>
          <table:table-cell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105" table:formula="of:=SUM([.E16:.AH16])" office:value-type="float" office:value="1">
            <text:p>1</text:p>
          </table:table-cell>
          <table:table-cell table:style-name="ce108"/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105" table:formula="of:=SUM([.E17:.AH17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105" table:formula="of:=SUM([.E18:.AH18])" office:value-type="float" office:value="0.5">
            <text:p>0.5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105" table:formula="of:=SUM([.E19:.AH19])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5"/>
          <table:table-cell table:number-columns-repeated="20"/>
        </table:table-row>
        <table:table-row table:style-name="ro2" table:number-rows-repeated="983146">
          <table:table-cell table:number-columns-repeated="1015"/>
        </table:table-row>
        <table:table-row table:style-name="ro2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5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6</meta:editing-cycles>
    <meta:editing-duration>PT17H26M14S</meta:editing-duration>
    <meta:generator>OpenOffice/4.0.1$Win32 OpenOffice.org_project/401m5$Build-9714</meta:generator>
    <dc:date>2014-03-26T15:33:00.91</dc:date>
    <dc:creator>Thuy Le</dc:creator>
    <meta:document-statistic meta:table-count="9" meta:cell-count="1952" meta:object-count="0"/>
    <meta:user-defined meta:name="Info 1"/>
    <meta:user-defined meta:name="Info 2"/>
    <meta:user-defined meta:name="Info 3"/>
    <meta:user-defined meta:name="Info 4"/>
  </office:meta>
</office:document-meta>
</file>